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9e0e" officeooo:paragraph-rsid="00079e0e"/>
    </style:style>
    <style:style style:name="P2" style:family="paragraph" style:parent-style-name="Text_20_body" style:list-style-name="L1">
      <style:text-properties officeooo:rsid="00079e0e" officeooo:paragraph-rsid="00079e0e"/>
    </style:style>
    <style:style style:name="T1" style:family="text">
      <style:text-properties fo:color="#ff0000"/>
    </style:style>
    <style:style style:name="T2" style:family="text">
      <style:text-properties fo:color="#ff0000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ntius D-Bus Interface Specification</text:p>
      <text:h text:style-name="Heading_20_1" text:outline-level="1">Version 0.1</text:h>
      <text:p text:style-name="P1">Copyright © 2014 Thomas B. Rücker</text:p>
      <text:p text:style-name="P1">This document is licensed under <text:span text:style-name="T2">TBD</text:span></text:p>
      <text:h text:style-name="Heading_20_1" text:outline-level="1">About</text:h>
      <text:p text:style-name="P1">The Nuntius push messaging interface specification is a standard D-Bus interface which aims to provide a consistent API for apps to interact with the Trusor push messaging service.</text:p>
      <text:h text:style-name="Heading_20_1" text:outline-level="1">Changes</text:h>
      <text:h text:style-name="Heading_20_1" text:outline-level="1">Corrections</text:h>
      <text:h text:style-name="Heading_20_1" text:outline-level="1">Bus Name Policy</text:h>
      <text:p text:style-name="P1"/>
      <text:h text:style-name="Heading_20_1" text:outline-level="1">Entry point</text:h>
      <text:h text:style-name="Heading_20_1" text:outline-level="1">Interfa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. Rücker</meta:initial-creator>
    <meta:creation-date>2014-11-06T09:39:10.760002882</meta:creation-date>
    <dc:date>2014-11-06T13:37:06.226359899</dc:date>
    <dc:creator>Thomas B. Rücker</dc:creator>
    <meta:editing-duration>PT42M3S</meta:editing-duration>
    <meta:editing-cycles>2</meta:editing-cycles>
    <meta:generator>LibreOffice/4.3.1.2$Linux_X86_64 LibreOffice_project/430m0$Build-2</meta:generator>
    <meta:document-statistic meta:table-count="0" meta:image-count="0" meta:object-count="0" meta:page-count="1" meta:paragraph-count="11" meta:word-count="55" meta:character-count="355" meta:non-whitespace-character-count="311"/>
  </office:meta>
</office:document-meta>
</file>